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85DCB78090D0D6EC.png" manifest:media-type="image/png"/>
  <manifest:file-entry manifest:full-path="Pictures/100005810000031A0000031A90A9BB170713D465.svg" manifest:media-type="image/svg+xml"/>
  <manifest:file-entry manifest:full-path="Pictures/100000010000001E0000001EA485B759356BD3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f9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4"><text:user-field-get text:name="Distro">Ubuntu</text:user-field-get></text:span></text:span><text:span text:style-name="T309"><text:s/></text:span><text:span text:style-name="T315"><text:user-field-get text:name="Version">22.04</text:user-field-get></text:span><text:span text:style-name="T315"><text:s/></text:span><text:span text:style-name="T316">LTS</text:span><text:span text:style-name="T315"> </text:span><text:span text:style-name="Strong_20_Emphasis"><text:span text:style-name="T317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8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</text:span><text:span text:style-name="T313">0</text:span><text:span text:style-name="T307"> jaar tot april 203</text:span><text:span text:style-name="T313">2</text:span><text:span text:style-name="T307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1"><text:span text:style-name="Definition"><text:span text:style-name="T268">g</text:span></text:span><text:span text:style-name="Definition">ebruikersnaam</text:span><text:span text:style-name="Definition"><text:span text:style-name="T325"><text:tab/></text:span></text:span><text:span text:style-name="T267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1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405688817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55624911985529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3">Vanaf ee</text:span>n <text:span text:style-name="T324">L</text:span>ive <text:span text:style-name="T323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55623645202271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55625013324302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5">Karel Zimmer</text:span></text:span></text:a><text:span text:style-name="Emphasis"><text:span text:style-name="T262">,</text:span></text:span><text:span text:style-name="Emphasis"><text:span text:style-name="T261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4">CC0 1.0 Universeel</text:span></text:span></text:a><text:span text:style-name="Emphasis"><text:span text:style-name="T263"> </text:span></text:span><text:span text:style-name="Emphasis"><text:span text:style-name="T265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A485B759356BD387.png" xlink:type="simple" xlink:show="embed" xlink:actuate="onLoad" draw:mime-type="image/png"/></draw:frame></draw:a></text:span></text:span><text:span text:style-name="Emphasis"><text:span text:style-name="T31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85DCB78090D0D6EC.png" xlink:type="simple" xlink:show="embed" xlink:actuate="onLoad" draw:mime-type="image/png"/></draw:frame></draw:a></text:span></text:span><text:span text:style-name="Emphasis"><text:span text:style-name="T3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30T15:56:22.658026507">30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56:22.523096756</dc:date>
    <meta:keyword>Installatie</meta:keyword>
    <meta:keyword>Checklist</meta:keyword>
    <meta:keyword>Linux</meta:keyword>
    <meta:editing-cycles>6848</meta:editing-cycles>
    <meta:editing-duration>P12DT3H52M13S</meta:editing-duration>
    <dc:creator>Karel Zimmer</dc:creator>
    <meta:document-statistic meta:table-count="4" meta:image-count="2" meta:object-count="0" meta:page-count="4" meta:paragraph-count="95" meta:word-count="632" meta:character-count="4411" meta:non-whitespace-character-count="3820"/>
    <meta:user-defined meta:name="Info 1"/>
    <meta:user-defined meta:name="Info 2"/>
    <meta:user-defined meta:name="Info 3"/>
    <meta:user-defined meta:name="Info 4"/>
  </office:meta>
</office:document-meta>
</file>